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54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54pt solid #000000" fo:border-left="none" fo:border-right="none" fo:border-top="none"/>
    </style:style>
    <style:style style:name="ce13" style:family="table-cell" style:parent-style-name="Default">
      <style:table-cell-properties fo:border-bottom="0.54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54pt solid #000000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0" style:family="table-cell" style:parent-style-name="Default">
      <style:table-cell-properties fo:border-bottom="0.54pt solid #000000" fo:border-left="none" fo:border-right="0.54pt solid #000000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0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20"/>
        <table:table-column table:style-name="co6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number-columns-repeated="232" table:default-cell-style-name="Default"/>
        <table:table-row table:style-name="ro2">
          <table:table-cell table:style-name="ce2" table:number-columns-repeated="4"/>
          <table:table-cell table:style-name="ce14"/>
          <table:table-cell table:style-name="ce19" table:number-columns-repeated="4"/>
          <table:table-cell table:style-name="ce2" table:number-columns-repeated="7"/>
          <table:table-cell table:style-name="ce19" table:number-columns-repeated="2"/>
          <table:table-cell table:style-name="ce2" table:number-columns-repeated="6"/>
          <table:table-cell table:number-columns-repeated="232"/>
        </table:table-row>
        <table:table-row table:style-name="ro3">
          <table:table-cell table:style-name="ce2"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/>
          <table:table-cell table:style-name="ce19"/>
          <table:table-cell table:style-name="ce2" table:number-columns-repeated="7"/>
          <table:table-cell table:style-name="ce19" table:number-columns-repeated="2"/>
          <table:table-cell table:style-name="ce2" table:number-columns-repeated="6"/>
          <table:table-cell table:number-columns-repeated="232"/>
        </table:table-row>
        <table:table-row table:style-name="ro2">
          <table:table-cell table:style-name="ce2"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21" office:value-type="string" table:number-columns-spanned="1" table:number-rows-spanned="2">
            <text:p>Bottom Friction</text:p>
          </table:table-cell>
          <table:table-cell table:style-name="ce21" office:value-type="string" table:number-columns-spanned="1" table:number-rows-spanned="2">
            <text:p>Viscosity</text:p>
          </table:table-cell>
          <table:table-cell table:style-name="ce21" office:value-type="string" table:number-columns-spanned="1" table:number-rows-spanned="2">
            <text:p>rn_shlat</text:p>
          </table:table-cell>
          <table:table-cell table:style-name="ce21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21" office:value-type="string" table:number-columns-spanned="1" table:number-rows-spanned="2">
            <text:p>north M2</text:p>
          </table:table-cell>
          <table:table-cell table:style-name="ce21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 table:style-name="ce2"/>
          <table:covered-table-cell table:number-columns-repeated="22"/>
          <table:covered-table-cell table:style-name="ce49"/>
          <table:table-cell table:number-columns-repeated="232"/>
        </table:table-row>
        <table:table-row table:style-name="ro4">
          <table:table-cell table:style-name="ce2"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5" office:value-type="float" office:value="5">
            <text:p>5</text:p>
          </table:table-cell>
          <table:table-cell table:style-name="ce22" office:value-type="float" office:value="0.005">
            <text:p>0.005</text:p>
          </table:table-cell>
          <table:table-cell table:style-name="ce22" office:value-type="float" office:value="20">
            <text:p>20</text:p>
          </table:table-cell>
          <table:table-cell table:style-name="ce26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flux inc</text:p>
          </table:table-cell>
          <table:table-cell table:style-name="ce2" office:value-type="string">
            <text:p>flux inc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3">
            <text:p>0.003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Phase -5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original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9">
            <text:p>9</text:p>
          </table:table-cell>
          <table:table-cell table:style-name="ce11" office:value-type="string">
            <text:p>tide_slip</text:p>
          </table:table-cell>
          <table:table-cell table:style-name="ce11" office:value-type="string">
            <text:p>above plus closer to free slip BC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0.1">
            <text:p>0.1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string">
            <text:p>9b</text:p>
          </table:table-cell>
          <table:table-cell table:style-name="ce11" office:value-type="string">
            <text:p>tide_slipH</text:p>
          </table:table-cell>
          <table:table-cell table:style-name="ce11" office:value-type="string">
            <text:p>above plus closer to no slip Bc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9" table:number-columns-repeated="2"/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0">
            <text:p>10</text:p>
          </table:table-cell>
          <table:table-cell table:style-name="ce11" office:value-type="string">
            <text:p>CBase</text:p>
          </table:table-cell>
          <table:table-cell table:style-name="ce11" office:value-type="string">
            <text:p>original, K1 corr, nu=15, orig N tides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1">
            <text:p>11</text:p>
          </table:table-cell>
          <table:table-cell table:style-name="ce11" office:value-type="string">
            <text:p>Cd1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2">
            <text:p>12</text:p>
          </table:table-cell>
          <table:table-cell table:style-name="ce11" office:value-type="string">
            <text:p>Cd2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3">
            <text:p>13</text:p>
          </table:table-cell>
          <table:table-cell table:style-name="ce11" office:value-type="string">
            <text:p>Cd3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-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4">
            <text:p>14</text:p>
          </table:table-cell>
          <table:table-cell table:style-name="ce11" office:value-type="string">
            <text:p>Cu1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5">
            <text:p>15</text:p>
          </table:table-cell>
          <table:table-cell table:style-name="ce11" office:value-type="string">
            <text:p>Cu2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6">
            <text:p>16</text:p>
          </table:table-cell>
          <table:table-cell table:style-name="ce11" office:value-type="string">
            <text:p>Cu30</text:p>
          </table:table-cell>
          <table:table-cell table:style-name="ce11" office:value-type="string">
            <text:p>CBase and shift M2 vel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7">
            <text:p>17</text:p>
          </table:table-cell>
          <table:table-cell table:style-name="ce11" office:value-type="string">
            <text:p>RC_amp</text:p>
          </table:table-cell>
          <table:table-cell table:style-name="ce11" office:value-type="string">
            <text:p>Cu30 + amp inc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8">
            <text:p>18</text:p>
          </table:table-cell>
          <table:table-cell table:style-name="ce11" office:value-type="string">
            <text:p>RC_phase</text:p>
          </table:table-cell>
          <table:table-cell table:style-name="ce11" office:value-type="string">
            <text:p>Cu30 + phase chang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9">
            <text:p>19</text:p>
          </table:table-cell>
          <table:table-cell table:style-name="ce11" office:value-type="string">
            <text:p>RC_both</text:p>
          </table:table-cell>
          <table:table-cell table:style-name="ce11" office:value-type="string">
            <text:p>Cu30 + amp inc and phase chang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original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20">
            <text:p>20</text:p>
          </table:table-cell>
          <table:table-cell table:style-name="ce11" office:value-type="string">
            <text:p>Cbase2</text:p>
          </table:table-cell>
          <table:table-cell table:style-name="ce11" office:value-type="string">
            <text:p>CBase with North flux cor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19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1">
            <text:p>21</text:p>
          </table:table-cell>
          <table:table-cell table:style-name="ce11" office:value-type="string">
            <text:p>FTN</text:p>
          </table:table-cell>
          <table:table-cell table:style-name="ce11" office:value-type="string">
            <text:p>RC_both + north M2 change, north K1 cor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2">
            <text:p>22</text:p>
          </table:table-cell>
          <table:table-cell table:style-name="ce11" office:value-type="string">
            <text:p>FTK1</text:p>
          </table:table-cell>
          <table:table-cell table:style-name="ce11" office:value-type="string">
            <text:p>FTN + west K1 change amp/phase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1.61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7">
          <table:table-cell table:style-name="ce2"/>
          <table:table-cell table:style-name="ce5" office:value-type="float" office:value="23">
            <text:p>23</text:p>
          </table:table-cell>
          <table:table-cell table:style-name="ce11" office:value-type="string">
            <text:p>FTK1b</text:p>
          </table:table-cell>
          <table:table-cell table:style-name="ce11" office:value-type="string">
            <text:p>Like CBase2 + north M2 change, west K1 change amp/phase, west 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5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4">
            <text:p>24</text:p>
          </table:table-cell>
          <table:table-cell table:style-name="ce11" office:value-type="string">
            <text:p>Flux_RC </text:p>
          </table:table-cell>
          <table:table-cell table:style-name="ce11" office:value-type="string">
            <text:p>inc M2 flux at west, recenter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table:number-columns-repeated="5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5">
            <text:p>25</text:p>
          </table:table-cell>
          <table:table-cell table:style-name="ce10" office:value-type="string">
            <text:p>Flux_RC_wO1</text:p>
          </table:table-cell>
          <table:table-cell table:style-name="ce11" office:value-type="string">
            <text:p>Flux_RC + inc O1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8.2</text:p>
            <text:p>Amp -3.4%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6">
            <text:p>26</text:p>
          </table:table-cell>
          <table:table-cell table:style-name="ce10" office:value-type="string">
            <text:p>Flux_RC2_wO1</text:p>
          </table:table-cell>
          <table:table-cell table:style-name="ce11" office:value-type="string">
            <text:p>Flux_RC_wO1 tune M2 west &amp; north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74</text:p>
            <text:p>Amp 0.948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9">
          <table:table-cell table:style-name="ce2"/>
          <table:table-cell table:style-name="ce5" office:value-type="float" office:value="27">
            <text:p>27</text:p>
          </table:table-cell>
          <table:table-cell table:style-name="ce10" office:value-type="string">
            <text:p>CBase_RC_wO1</text:p>
          </table:table-cell>
          <table:table-cell table:style-name="ce11" office:value-type="string">
            <text:p>Like FTK1b, center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1.69 Amp 1.0793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8">
            <text:p>28</text:p>
          </table:table-cell>
          <table:table-cell table:style-name="ce10" office:value-type="string">
            <text:p>Flux_RC3_wO1</text:p>
          </table:table-cell>
          <table:table-cell table:style-name="ce11" office:value-type="string">
            <text:p>Flux_RC2 further tune west M2, west K1/O1, north K1/O1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99</text:p>
            <text:p>Amp 0.978</text:p>
            <text:p>Flux 1.0224</text:p>
          </table:table-cell>
          <table:table-cell table:style-name="ce32" office:value-type="string">
            <text:p>Phase -8.75</text:p>
            <text:p>Amp 0.933</text:p>
          </table:table-cell>
          <table:table-cell table:style-name="ce32" office:value-type="string">
            <text:p>Phase -8.75</text:p>
            <text:p>Amp 0.933</text:p>
          </table:table-cell>
          <table:table-cell table:style-name="ce2" table:number-columns-repeated="5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0" office:value-type="string">
            <text:p>flux corr</text:p>
            <text:p>Amp 0.880</text:p>
            <text:p>Phase 8.12</text:p>
          </table:table-cell>
          <table:table-cell table:style-name="ce32" office:value-type="string">
            <text:p>flux corr</text:p>
            <text:p>Amp 0.880</text:p>
            <text:p>Phase 8.12</text:p>
          </table:table-cell>
          <table:table-cell table:style-name="ce32" table:number-columns-repeated="4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99</text:p>
            <text:p>Amp 0.978</text:p>
            <text:p>Flux 1.0224</text:p>
          </table:table-cell>
          <table:table-cell table:style-name="ce32" office:value-type="string">
            <text:p>Phase -8.75</text:p>
            <text:p>Amp 0.933</text:p>
          </table:table-cell>
          <table:table-cell table:style-name="ce32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style-name="ce2" table:number-columns-repeated="4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0" office:value-type="string">
            <text:p>flux corr</text:p>
            <text:p>Amp 0.880</text:p>
            <text:p>Phase 8.12</text:p>
          </table:table-cell>
          <table:table-cell table:style-name="ce32" office:value-type="string">
            <text:p>flux corr</text:p>
            <text:p>Amp 0.880</text:p>
            <text:p>Phase 8.1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 table:number-columns-repeated="3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" table:number-columns-repeated="4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4" office:value-type="string">
            <text:p>flux corr</text:p>
            <text:p>Phase 2.7o-17rad</text:p>
            <text:p>Amp 0.925</text:p>
          </table:table-cell>
          <table:table-cell table:style-name="ce44" table:number-columns-repeated="3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4" office:value-type="string">
            <text:p>flux corr</text:p>
            <text:p>Phase 2.7o-17rad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/>
          <table:table-cell table:style-name="ce27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16" office:value-type="float" office:value="10">
            <text:p>1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3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9" office:value-type="string">
            <text:p>flux corr</text:p>
            <text:p>Phase 2.7</text:p>
            <text:p>Amp 0.925</text:p>
          </table:table-cell>
          <table:table-cell table:style-name="ce41" office:value-type="string">
            <text:p>flux corr</text:p>
            <text:p>Amp 0.814</text:p>
            <text:p>Phase 12.42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44" office:value-type="string">
            <text:p>flux corr</text:p>
            <text:p>Phase 2.7o-17rad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33" office:value-type="string">
            <text:p>flux corr</text:p>
            <text:p>Amp 0.814</text:p>
            <text:p>Phase 12.42</text:p>
          </table:table-cell>
          <table:table-cell table:style-name="ce27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16" office:value-type="string">
            <text:p>10/10/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NO CHANGE</text:p>
            <text:p>Phase -13.87</text:p>
            <text:p>Amp 0.971</text:p>
            <text:p>Flux 1.2240</text:p>
          </table:table-cell>
          <table:table-cell table:style-name="ce33" office:value-type="string">
            <text:p>NO CHANGE</text:p>
            <text:p>Phase -7.83</text:p>
            <text:p>amp 0.925</text:p>
          </table:table-cell>
          <table:table-cell table:style-name="ce34" office:value-type="string">
            <text:p>Phase -7.83+3.2</text:p>
            <text:p>Amp 0.925*0.974</text:p>
          </table:table-cell>
          <table:table-cell table:style-name="ce35" office:value-type="string">
            <text:p>Phase -13.87-4.9</text:p>
            <text:p>Amp 0.971*0.94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35" office:value-type="string">
            <text:p>Phase -13.87+5</text:p>
            <text:p>Amp 0.971*0.9</text:p>
            <text:p>Flux 1.2240</text:p>
          </table:table-cell>
          <table:table-cell table:style-name="ce33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7" office:value-type="string">
            <text:p>NO CHANGE</text:p>
            <text:p>flux corr</text:p>
            <text:p>Phase 2.7</text:p>
            <text:p>Amp 0.925</text:p>
          </table:table-cell>
          <table:table-cell table:style-name="ce42" office:value-type="string">
            <text:p>flux corr</text:p>
            <text:p>Amp 0.792</text:p>
            <text:p>Phase 16.5</text:p>
          </table:table-cell>
          <table:table-cell table:style-name="ce34" office:value-type="string">
            <text:p>flux corr</text:p>
            <text:p>Amp 0.792*1.028</text:p>
            <text:p>Phase 16.5+1.1</text:p>
          </table:table-cell>
          <table:table-cell table:style-name="ce45" office:value-type="string">
            <text:p>flux corr</text:p>
            <text:p>Phase 2.7-17</text:p>
            <text:p>Amp 0.925</text:p>
          </table:table-cell>
          <table:table-cell table:style-name="ce33" office:value-type="string">
            <text:p>flux corr</text:p>
            <text:p>Amp 0.792</text:p>
            <text:p>Phase 16.5</text:p>
          </table:table-cell>
          <table:table-cell table:style-name="ce45" office:value-type="string">
            <text:p>flux corr</text:p>
            <text:p>Phase 2.7-16</text:p>
            <text:p>Amp 0.925*0.9</text:p>
          </table:table-cell>
          <table:table-cell table:style-name="ce33" office:value-type="string">
            <text:p>flux corr</text:p>
            <text:p>Amp 0.792</text:p>
            <text:p>Phase 16.5</text:p>
          </table:table-cell>
          <table:table-cell table:style-name="ce27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16" office:value-type="float" office:value="20">
            <text:p>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69</text:p>
            <text:p>Amp 0.958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4" office:value-type="string">
            <text:p>Phase -10.36+4.9</text:p>
            <text:p>Amp 0.925</text:p>
          </table:table-cell>
          <table:table-cell table:style-name="ce35" office:value-type="string">
            <text:p>Phase -14.69+4.5</text:p>
            <text:p>Amp 0.958*0.97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5" office:value-type="string">
            <text:p>Phase -14.69+1.3</text:p>
            <text:p>Amp 0.958*0.861</text:p>
            <text:p>Flux 1.2240</text:p>
          </table:table-cell>
          <table:table-cell table:style-name="ce34" office:value-type="string">
            <text:p>Phase -10.36+11.3</text:p>
            <text:p>amp 0.925*0.855</text:p>
          </table:table-cell>
          <table:table-cell table:style-name="ce35" office:value-type="string">
            <text:p>Phase -14.69-16.6</text:p>
            <text:p>Amp 0.958*0.620</text:p>
            <text:p>Flux 1.2240</text:p>
          </table:table-cell>
          <table:table-cell table:style-name="ce38" office:value-type="string">
            <text:p>flux corr</text:p>
            <text:p>Phase 0.7</text:p>
            <text:p>Amp 0.935</text:p>
          </table:table-cell>
          <table:table-cell table:style-name="ce42" office:value-type="string">
            <text:p>flux corr</text:p>
            <text:p>Amp 0.860</text:p>
            <text:p>Phase 19.8</text:p>
          </table:table-cell>
          <table:table-cell table:style-name="ce34" office:value-type="string">
            <text:p>flux corr</text:p>
            <text:p>Amp 0.860*0.872</text:p>
            <text:p>Phase 19.8+1.1</text:p>
          </table:table-cell>
          <table:table-cell table:style-name="ce44" office:value-type="string">
            <text:p>flux corr</text:p>
            <text:p>Phase 0.7-17</text:p>
            <text:p>Amp 0.935</text:p>
          </table:table-cell>
          <table:table-cell table:style-name="ce34" office:value-type="string">
            <text:p>flux corr</text:p>
            <text:p>Amp 0.860</text:p>
            <text:p>Phase 19.8-19.2</text:p>
          </table:table-cell>
          <table:table-cell table:style-name="ce45" office:value-type="string">
            <text:p>flux corr</text:p>
            <text:p>Phase 0.7+7.3</text:p>
            <text:p>Amp 0.935*0.978</text:p>
          </table:table-cell>
          <table:table-cell table:style-name="ce34" office:value-type="string">
            <text:p>flux corr</text:p>
            <text:p>Amp 0.860*0.858</text:p>
            <text:p>Phase 19.8-3.5</text:p>
          </table:table-cell>
          <table:table-cell table:style-name="ce27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16" office:value-type="float" office:value="20">
            <text:p>2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39</text:p>
            <text:p>Amp 0.95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3" office:value-type="string">
            <text:p>Phase -10.36+4.9</text:p>
            <text:p>Amp 0.925</text:p>
          </table:table-cell>
          <table:table-cell table:style-name="ce35" office:value-type="string">
            <text:p>Phase -14.39+4.5</text:p>
            <text:p>Amp 0.958*1.19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5" office:value-type="string">
            <text:p>Phase -14.39+1.3</text:p>
            <text:p>Amp 0.958*0.827</text:p>
            <text:p>Flux 1.2240</text:p>
          </table:table-cell>
          <table:table-cell table:style-name="ce34" office:value-type="string">
            <text:p>Phase -10.36+13.5</text:p>
            <text:p>amp 0.925*0.855</text:p>
          </table:table-cell>
          <table:table-cell table:style-name="ce35" office:value-type="string">
            <text:p>Phase -14.39-41.9</text:p>
            <text:p>Amp 0.958*0.620</text:p>
            <text:p>Flux 1.2240</text:p>
          </table:table-cell>
          <table:table-cell table:style-name="ce38" office:value-type="string">
            <text:p>flux corr</text:p>
            <text:p>Phase 4.8</text:p>
            <text:p>Amp 0.935</text:p>
          </table:table-cell>
          <table:table-cell table:style-name="ce42" office:value-type="string">
            <text:p>flux corr</text:p>
            <text:p>Amp 0.831</text:p>
            <text:p>Phase 14.8</text:p>
          </table:table-cell>
          <table:table-cell table:style-name="ce34" office:value-type="string">
            <text:p>flux corr</text:p>
            <text:p>Amp 0.831*0.872</text:p>
            <text:p>Phase 14.8-1.1</text:p>
          </table:table-cell>
          <table:table-cell table:style-name="ce45" office:value-type="string">
            <text:p>flux corr</text:p>
            <text:p>Phase 4.8-11.1</text:p>
            <text:p>Amp 0.935</text:p>
          </table:table-cell>
          <table:table-cell table:style-name="ce34" office:value-type="string">
            <text:p>flux corr</text:p>
            <text:p>Amp 0.831*1.27</text:p>
            <text:p>Phase 14.8-19.2</text:p>
          </table:table-cell>
          <table:table-cell table:style-name="ce45" office:value-type="string">
            <text:p>flux corr</text:p>
            <text:p>Phase 4.8+1.3</text:p>
            <text:p>Amp 0.935*1.019</text:p>
          </table:table-cell>
          <table:table-cell table:style-name="ce34" office:value-type="string">
            <text:p>flux corr</text:p>
            <text:p>Amp 0.831*0.915</text:p>
            <text:p>Phase 14.8-6.8</text:p>
          </table:table-cell>
          <table:table-cell table:style-name="ce27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16" office:value-type="float" office:value="30">
            <text:p>3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54</text:p>
            <text:p>Amp 0.958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33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33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33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38" office:value-type="string">
            <text:p>flux corr</text:p>
            <text:p>Phase 4.2</text:p>
            <text:p>Amp 0.935</text:p>
          </table:table-cell>
          <table:table-cell table:style-name="ce42" office:value-type="string">
            <text:p>flux corr</text:p>
            <text:p>Amp 0.831</text:p>
            <text:p>Phase 25</text:p>
          </table:table-cell>
          <table:table-cell table:style-name="ce33" office:value-type="string">
            <text:p>flux corr</text:p>
            <text:p>Amp 0.831*0.872</text:p>
            <text:p>Phase 25-1.1</text:p>
          </table:table-cell>
          <table:table-cell table:style-name="ce44" office:value-type="string">
            <text:p>flux corr</text:p>
            <text:p>Phase 4.2-11.1</text:p>
            <text:p>Amp 0.935</text:p>
          </table:table-cell>
          <table:table-cell table:style-name="ce34" office:value-type="string">
            <text:p>flux corr</text:p>
            <text:p>Amp 0.831*1.35</text:p>
            <text:p>Phase 25-13.2</text:p>
          </table:table-cell>
          <table:table-cell table:style-name="ce45" office:value-type="string">
            <text:p>flux corr</text:p>
            <text:p>Phase 4.2+1.3</text:p>
            <text:p>Amp 0.935*1.01</text:p>
          </table:table-cell>
          <table:table-cell table:style-name="ce33" office:value-type="string">
            <text:p>flux corr</text:p>
            <text:p>Amp 0.831*0.915</text:p>
            <text:p>Phase 25-6.8</text:p>
          </table:table-cell>
          <table:table-cell table:style-name="ce27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4.84</text:p>
            <text:p>Amp 0.980</text:p>
            <text:p>Flux 1.2240</text:p>
          </table:table-cell>
          <table:table-cell table:style-name="ce34" office:value-type="string">
            <text:p>Phase -8.26</text:p>
            <text:p>Amp 1.004</text:p>
          </table:table-cell>
          <table:table-cell table:style-name="ce34" office:value-type="string">
            <text:p>Phase -8.26+2.6</text:p>
            <text:p>Amp 1.004*0.955</text:p>
          </table:table-cell>
          <table:table-cell table:style-name="ce35" office:value-type="string">
            <text:p>Phase -14.84-8.2</text:p>
            <text:p>Amp 0.980*0.938</text:p>
            <text:p>Flux 1.2240</text:p>
          </table:table-cell>
          <table:table-cell table:style-name="ce34" office:value-type="string">
            <text:p>Phase -8.26-14.3</text:p>
            <text:p>Amp 1.004*1.119</text:p>
          </table:table-cell>
          <table:table-cell table:style-name="ce35" office:value-type="string">
            <text:p>Phase -14.84+1.3</text:p>
            <text:p>Amp 0.980*0.929</text:p>
            <text:p>Flux 1.2240</text:p>
          </table:table-cell>
          <table:table-cell table:style-name="ce34" office:value-type="string">
            <text:p>Phase -8.26+5.8</text:p>
            <text:p>Amp 1.004*0.926</text:p>
          </table:table-cell>
          <table:table-cell table:style-name="ce35" office:value-type="string">
            <text:p>Phase -14.84-1.2</text:p>
            <text:p>Amp 0.980*0.353</text:p>
            <text:p>Flux 1.2240</text:p>
          </table:table-cell>
          <table:table-cell table:style-name="ce38" office:value-type="string">
            <text:p>flux corr</text:p>
            <text:p>Phase 3.1</text:p>
            <text:p>Amp 0.917</text:p>
          </table:table-cell>
          <table:table-cell table:style-name="ce42" office:value-type="string">
            <text:p>flux corr</text:p>
            <text:p>Amp 0.734</text:p>
            <text:p>Phase 30.2</text:p>
          </table:table-cell>
          <table:table-cell table:style-name="ce34" office:value-type="string">
            <text:p>flux corr</text:p>
            <text:p>Amp 0.734*0.956</text:p>
            <text:p>Phase 30.2-2.3</text:p>
          </table:table-cell>
          <table:table-cell table:style-name="ce45" office:value-type="string">
            <text:p>flux corr</text:p>
            <text:p>Phase 3.1+3.6</text:p>
            <text:p>Amp 0.917*.967</text:p>
          </table:table-cell>
          <table:table-cell table:style-name="ce34" office:value-type="string">
            <text:p>flux corr</text:p>
            <text:p>Amp 0.734*1.28</text:p>
            <text:p>Phase 30.2+5</text:p>
          </table:table-cell>
          <table:table-cell table:style-name="ce45" office:value-type="string">
            <text:p>flux corr</text:p>
            <text:p>Phase 3.1-1.9</text:p>
            <text:p>Amp 0.917*0.946</text:p>
          </table:table-cell>
          <table:table-cell table:style-name="ce34" office:value-type="string">
            <text:p>flux corr</text:p>
            <text:p>Amp 0.734*1.039</text:p>
            <text:p>Phase 30.2-4.7</text:p>
          </table:table-cell>
          <table:table-cell table:style-name="ce27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8">
            <text:p>38</text:p>
          </table:table-cell>
          <table:table-cell table:style-name="ce10" office:value-type="string">
            <text:p>RC10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44</text:p>
            <text:p>Amp 0.991</text:p>
            <text:p>Flux 1.2240</text:p>
          </table:table-cell>
          <table:table-cell table:style-name="ce34" office:value-type="string">
            <text:p>Phase -8.26</text:p>
            <text:p>Amp 0.968</text:p>
          </table:table-cell>
          <table:table-cell table:style-name="ce34" office:value-type="string">
            <text:p>Phase -8.26+2.6</text:p>
            <text:p>Amp 0.968*0.979</text:p>
          </table:table-cell>
          <table:table-cell table:style-name="ce35" office:value-type="string">
            <text:p>Phase -15.44-4.7</text:p>
            <text:p>Amp 0.991*0.954</text:p>
            <text:p>Flux 1.2240</text:p>
          </table:table-cell>
          <table:table-cell table:style-name="ce34" office:value-type="string">
            <text:p>Phase -8.26-7.7</text:p>
            <text:p>Amp 0.968*1.119</text:p>
          </table:table-cell>
          <table:table-cell table:style-name="ce35" office:value-type="string">
            <text:p>Phase -15.44+1.3</text:p>
            <text:p>Amp 0.991*0.961</text:p>
            <text:p>Flux 1.2240</text:p>
          </table:table-cell>
          <table:table-cell table:style-name="ce33" office:value-type="string">
            <text:p>Phase -8.26+5.8</text:p>
            <text:p>Amp 0.968*0.926</text:p>
          </table:table-cell>
          <table:table-cell table:style-name="ce35" office:value-type="string">
            <text:p>Phase -15.44+27.1</text:p>
            <text:p>Amp 0.991*0.374</text:p>
            <text:p>Flux 1.2240</text:p>
          </table:table-cell>
          <table:table-cell table:style-name="ce38" office:value-type="string">
            <text:p>flux corr</text:p>
            <text:p>Phase 2.5</text:p>
            <text:p>Amp 0.912</text:p>
          </table:table-cell>
          <table:table-cell table:style-name="ce42" office:value-type="string">
            <text:p>flux corr</text:p>
            <text:p>Amp 0.690</text:p>
            <text:p>Phase 29.7</text:p>
          </table:table-cell>
          <table:table-cell table:style-name="ce34" office:value-type="string">
            <text:p>flux corr</text:p>
            <text:p>Amp 0.690*0.973</text:p>
            <text:p>Phase 29.7-1.3</text:p>
          </table:table-cell>
          <table:table-cell table:style-name="ce45" office:value-type="string">
            <text:p>flux corr</text:p>
            <text:p>Phase 2.5-2.9</text:p>
            <text:p>Amp 0.912*.967</text:p>
          </table:table-cell>
          <table:table-cell table:style-name="ce34" office:value-type="string">
            <text:p>flux corr</text:p>
            <text:p>Amp 0.690*1.21</text:p>
            <text:p>Phase 29.7+6.9</text:p>
          </table:table-cell>
          <table:table-cell table:style-name="ce45" office:value-type="string">
            <text:p>flux corr</text:p>
            <text:p>Phase 2.5-4.4</text:p>
            <text:p>Amp 0.912*0.968</text:p>
          </table:table-cell>
          <table:table-cell table:style-name="ce34" office:value-type="string">
            <text:p>flux corr</text:p>
            <text:p>Amp 0.690*1.039</text:p>
            <text:p>Phase 29.7-2.6</text:p>
          </table:table-cell>
          <table:table-cell table:style-name="ce27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9">
            <text:p>39</text:p>
          </table:table-cell>
          <table:table-cell table:style-name="ce10" office:value-type="string">
            <text:p>RC11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02</text:p>
            <text:p>Amp 0.991</text:p>
            <text:p>Flux 1.2240</text:p>
          </table:table-cell>
          <table:table-cell table:style-name="ce34" office:value-type="string">
            <text:p>Phase -8.26</text:p>
            <text:p>Amp 0.954</text:p>
          </table:table-cell>
          <table:table-cell table:style-name="ce34" office:value-type="string">
            <text:p>Phase -8.26+3.6</text:p>
            <text:p>Amp 0.954*0.989</text:p>
          </table:table-cell>
          <table:table-cell table:style-name="ce35" office:value-type="string">
            <text:p>Phase -15.02-2</text:p>
            <text:p>Amp 0.991*0.954</text:p>
            <text:p>Flux 1.2240</text:p>
          </table:table-cell>
          <table:table-cell table:style-name="ce34" office:value-type="string">
            <text:p>Phase -8.26-2.3</text:p>
            <text:p>Amp 0.954*1.119</text:p>
          </table:table-cell>
          <table:table-cell table:style-name="ce35" office:value-type="string">
            <text:p>Phase -15.02+1.3</text:p>
            <text:p>Amp 0.991*0.951</text:p>
            <text:p>Flux 1.2240</text:p>
          </table:table-cell>
          <table:table-cell table:style-name="ce33" office:value-type="string">
            <text:p>Phase -8.26+5.8</text:p>
            <text:p>Amp 0.954*0.926</text:p>
          </table:table-cell>
          <table:table-cell table:style-name="ce35" office:value-type="string">
            <text:p>Phase -15.02+27.1</text:p>
            <text:p>Amp 0.991*0.395</text:p>
            <text:p>Flux 1.2240</text:p>
          </table:table-cell>
          <table:table-cell table:style-name="ce38" office:value-type="string">
            <text:p>flux corr</text:p>
            <text:p>Phase 3.6</text:p>
            <text:p>Amp 0.922</text:p>
          </table:table-cell>
          <table:table-cell table:style-name="ce42" office:value-type="string">
            <text:p>flux corr</text:p>
            <text:p>Amp 0.701</text:p>
            <text:p>Phase 29.3</text:p>
          </table:table-cell>
          <table:table-cell table:style-name="ce34" office:value-type="string">
            <text:p>flux corr</text:p>
            <text:p>Amp 0.701*0.967</text:p>
            <text:p>Phase 29.3-1.1</text:p>
          </table:table-cell>
          <table:table-cell table:style-name="ce45" office:value-type="string">
            <text:p>flux corr</text:p>
            <text:p>Phase 3.6-6.8</text:p>
            <text:p>Amp 0.922*.967</text:p>
          </table:table-cell>
          <table:table-cell table:style-name="ce34" office:value-type="string">
            <text:p>flux corr</text:p>
            <text:p>Amp 0.701*1.083</text:p>
            <text:p>Phase 29.3+6.0</text:p>
          </table:table-cell>
          <table:table-cell table:style-name="ce45" office:value-type="string">
            <text:p>flux corr</text:p>
            <text:p>Phase 3.6-3</text:p>
            <text:p>Amp 0.922*0.997</text:p>
          </table:table-cell>
          <table:table-cell table:style-name="ce34" office:value-type="string">
            <text:p>flux corr</text:p>
            <text:p>Amp 0.701*1.039</text:p>
            <text:p>Phase 29.3+1.8</text:p>
          </table:table-cell>
          <table:table-cell table:style-name="ce27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0">
            <text:p>40</text:p>
          </table:table-cell>
          <table:table-cell office:value-type="string">
            <text:p>RC12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9" office:value-type="string">
            <text:p>Phase -15.08</text:p>
            <text:p>Amp 0.990</text:p>
            <text:p>Flux 1.2240</text:p>
          </table:table-cell>
          <table:table-cell table:style-name="ce33" office:value-type="string">
            <text:p>Phase -8.26</text:p>
            <text:p>Amp 0.954</text:p>
          </table:table-cell>
          <table:table-cell table:style-name="ce34" office:value-type="string">
            <text:p>Phase -8.26+2.2</text:p>
            <text:p>Amp 0.954*1.0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3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4" office:value-type="string">
            <text:p>Phase -8.26+5.8</text:p>
            <text:p>Amp 0.954*0.938</text:p>
          </table:table-cell>
          <table:table-cell table:style-name="ce35" office:value-type="string">
            <text:p>Phase -15.08+27.1</text:p>
            <text:p>Amp 0.990*0.419</text:p>
            <text:p>Flux 1.2240</text:p>
          </table:table-cell>
          <table:table-cell table:style-name="ce38" office:value-type="string">
            <text:p>flux corr</text:p>
            <text:p>Phase 3.3</text:p>
            <text:p>Amp 0.922</text:p>
          </table:table-cell>
          <table:table-cell table:style-name="ce42" office:value-type="string">
            <text:p>flux corr</text:p>
            <text:p>Amp 0.694</text:p>
            <text:p>Phase 29.3</text:p>
          </table:table-cell>
          <table:table-cell table:style-name="ce34" office:value-type="string">
            <text:p>flux corr</text:p>
            <text:p>Amp 0.694*0.967</text:p>
            <text:p>Phase 29.3-0.3</text:p>
          </table:table-cell>
          <table:table-cell table:style-name="ce45" office:value-type="string">
            <text:p>flux corr</text:p>
            <text:p>Phase 3.3-6.8</text:p>
            <text:p>Amp 0.922*.971</text:p>
          </table:table-cell>
          <table:table-cell table:style-name="ce34" office:value-type="string">
            <text:p>flux corr</text:p>
            <text:p>Amp 0.694*1.048</text:p>
            <text:p>Phase 29.3+5.1</text:p>
          </table:table-cell>
          <table:table-cell table:style-name="ce45" office:value-type="string">
            <text:p>flux corr</text:p>
            <text:p>Phase 3.3-3</text:p>
            <text:p>Amp 0.922*0.994</text:p>
          </table:table-cell>
          <table:table-cell table:style-name="ce34" office:value-type="string">
            <text:p>flux corr</text:p>
            <text:p>Amp 0.694*1.031</text:p>
            <text:p>Phase 29.3+1.8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1">
            <text:p>41</text:p>
          </table:table-cell>
          <table:table-cell office:value-type="string">
            <text:p>RC13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style-name="ce23" office:value-type="string">
            <text:p>Phase -15.08</text:p>
            <text:p>Amp 0.990</text:p>
            <text:p>Flux 1.2240</text:p>
          </table:table-cell>
          <table:table-cell table:style-name="ce33" office:value-type="string">
            <text:p>Phase -8.26</text:p>
            <text:p>Amp 0.954</text:p>
          </table:table-cell>
          <table:table-cell table:style-name="ce34" office:value-type="string">
            <text:p>Phase -8.26+2.2</text:p>
            <text:p>Amp 0.954*1.024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3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3" office:value-type="string">
            <text:p>Phase -8.26+5.8</text:p>
            <text:p>Amp 0.954*0.938</text:p>
          </table:table-cell>
          <table:table-cell table:style-name="ce35" office:value-type="string">
            <text:p>Phase -15.08+27.1</text:p>
            <text:p>Amp 0.990*0.443</text:p>
            <text:p>Flux 1.2240</text:p>
          </table:table-cell>
          <table:table-cell table:style-name="ce37" office:value-type="string">
            <text:p>flux corr</text:p>
            <text:p>Phase 3.3</text:p>
            <text:p>Amp 0.922</text:p>
          </table:table-cell>
          <table:table-cell table:style-name="ce42" office:value-type="string">
            <text:p>flux corr</text:p>
            <text:p>Amp 0.706</text:p>
            <text:p>Phase 29.3</text:p>
          </table:table-cell>
          <table:table-cell table:style-name="ce34" office:value-type="string">
            <text:p>flux corr</text:p>
            <text:p>Amp 0.706*0.954</text:p>
            <text:p>Phase 29.3+2</text:p>
          </table:table-cell>
          <table:table-cell table:style-name="ce44" office:value-type="string">
            <text:p>flux corr</text:p>
            <text:p>Phase 3.3-6.8</text:p>
            <text:p>Amp 0.922*.971</text:p>
          </table:table-cell>
          <table:table-cell table:style-name="ce34" office:value-type="string">
            <text:p>flux corr</text:p>
            <text:p>Amp 0.706*1.048</text:p>
            <text:p>Phase 29.3+2.3</text:p>
          </table:table-cell>
          <table:table-cell table:style-name="ce45" office:value-type="string">
            <text:p>flux corr</text:p>
            <text:p>Phase 3.3-3</text:p>
            <text:p>Amp 0.922*0.992</text:p>
          </table:table-cell>
          <table:table-cell table:style-name="ce33" office:value-type="string">
            <text:p>flux corr</text:p>
            <text:p>Amp 0.706*1.031</text:p>
            <text:p>Phase 29.3+1.8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/>
          <table:table-cell table:style-name="ce5" office:value-type="float" office:value="42">
            <text:p>42</text:p>
          </table:table-cell>
          <table:table-cell office:value-type="string">
            <text:p>RC13/corr14</text:p>
          </table:table-cell>
          <table:table-cell table:style-name="ce10" office:value-type="string">
            <text:p>Tuning based on longer runs</text:p>
          </table:table-cell>
          <table:table-cell table:style-name="ce16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7" office:value-type="float" office:value="0.5">
            <text:p>0.5</text:p>
          </table:table-cell>
          <table:table-cell table:number-columns-repeated="10" table:style-name="ce30" office:value-type="string">
            <text:p>nc</text:p>
          </table:table-cell>
          <table:table-cell table:style-name="ce34" office:value-type="string">
            <text:p>flux corr</text:p>
            <text:p>Amp 0.706*0.942</text:p>
            <text:p>Phase 29.3+2.8</text:p>
          </table:table-cell>
          <table:table-cell table:style-name="ce44" office:value-type="string">
            <text:p>flux corr</text:p>
            <text:p>Phase 3.3-6.8</text:p>
            <text:p>Amp 0.922*.971</text:p>
          </table:table-cell>
          <table:table-cell table:style-name="ce33" office:value-type="string">
            <text:p>flux corr</text:p>
            <text:p>Amp 0.706*1.048</text:p>
            <text:p>Phase 29.3+2.3</text:p>
          </table:table-cell>
          <table:table-cell table:style-name="ce45" office:value-type="string">
            <text:p>flux corr</text:p>
            <text:p>Phase 3.3-3</text:p>
            <text:p>Amp 0.922*0.990</text:p>
          </table:table-cell>
          <table:table-cell table:style-name="ce34" office:value-type="string">
            <text:p>flux corr</text:p>
            <text:p>Amp 0.706*1.031</text:p>
            <text:p>Phase 29.3+0.7</text:p>
          </table:table-cell>
          <table:table-cell table:style-name="ce2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3">
          <table:table-cell/>
          <table:table-cell table:style-name="ce6" office:value-type="float" office:value="43">
            <text:p>43</text:p>
          </table:table-cell>
          <table:table-cell table:style-name="ce12" office:value-type="string">
            <text:p>RC13/corr15</text:p>
          </table:table-cell>
          <table:table-cell table:style-name="ce13" office:value-type="string">
            <text:p>Tuning based on longer runs</text:p>
          </table:table-cell>
          <table:table-cell table:style-name="ce18" office:value-type="float" office:value="40">
            <text:p>40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number-columns-repeated="10" table:style-name="ce31" office:value-type="string">
            <text:p>nc</text:p>
          </table:table-cell>
          <table:table-cell table:style-name="ce43" office:value-type="string">
            <text:p>flux corr</text:p>
            <text:p>Amp 0.706*0.917</text:p>
            <text:p>Phase 29.3+2.8</text:p>
          </table:table-cell>
          <table:table-cell table:style-name="ce46" office:value-type="string">
            <text:p>flux corr</text:p>
            <text:p>Phase 3.3-6.8</text:p>
            <text:p>Amp 0.922*.971</text:p>
          </table:table-cell>
          <table:table-cell table:style-name="ce43" office:value-type="string">
            <text:p>flux corr</text:p>
            <text:p>Amp 0.706*1.048</text:p>
            <text:p>Phase 29.3+1.3</text:p>
          </table:table-cell>
          <table:table-cell table:style-name="ce47" office:value-type="string">
            <text:p>flux corr</text:p>
            <text:p>Phase 3.3-3</text:p>
            <text:p>Amp 0.922*0.988</text:p>
          </table:table-cell>
          <table:table-cell table:style-name="ce48" office:value-type="string">
            <text:p>flux corr</text:p>
            <text:p>Amp 0.706*1.031</text:p>
            <text:p>Phase 29.3+0.7</text:p>
          </table:table-cell>
          <table:table-cell table:style-name="ce50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4">
          <table:table-cell/>
          <table:table-cell table:style-name="ce7" office:value-type="string">
            <text:p>And now Nemo 3.6</text:p>
          </table:table-cell>
          <table:table-cell table:number-columns-repeated="254"/>
        </table:table-row>
        <table:table-row table:style-name="ro13">
          <table:table-cell/>
          <table:table-cell office:value-type="float" office:value="100">
            <text:p>100</text:p>
          </table:table-cell>
          <table:table-cell/>
          <table:table-cell office:value-type="string">
            <text:p>Tuning to center</text:p>
          </table:table-cell>
          <table:table-cell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29" office:value-type="string">
            <text:p>Phase -13.47</text:p>
            <text:p>Amp 0.909</text:p>
            <text:p>Flux 1.2240</text:p>
          </table:table-cell>
          <table:table-cell table:style-name="ce7" office:value-type="string">
            <text:p>Phase -4.77</text:p>
            <text:p>Amp 1.016</text:p>
            <text:p/>
          </table:table-cell>
          <table:table-cell table:style-name="ce7" office:value-type="string">
            <text:p>Phase -4.77-1.88</text:p>
            <text:p>Amp 1.016*1.055</text:p>
          </table:table-cell>
          <table:table-cell table:style-name="ce7" office:value-type="string">
            <text:p>Phase -13.47-4.5</text:p>
            <text:p>Amp 0.909*1.075</text:p>
            <text:p>Flux 1.2240</text:p>
          </table:table-cell>
          <table:table-cell table:style-name="ce36" office:value-type="string">
            <text:p>Fixed: P1/K1 </text:p>
            <text:p>= 0.31</text:p>
            <text:p>P1-K1 = -3.5</text:p>
          </table:table-cell>
          <table:table-cell table:style-name="ce7" office:value-type="string">
            <text:p>Phase -13.47-0.27</text:p>
            <text:p>Amp 0.909*1.032</text:p>
            <text:p>Flux 1.2240</text:p>
          </table:table-cell>
          <table:table-cell table:style-name="ce7" office:value-type="string">
            <text:p>Phase -4.77-3.28</text:p>
            <text:p>Amp 1.016*1.047</text:p>
          </table:table-cell>
          <table:table-cell table:style-name="ce36" office:value-type="string">
            <text:p>Fixed: K2/S2</text:p>
            <text:p><text:s/>= 0.235</text:p>
            <text:p>K2-S2 = -5.7</text:p>
          </table:table-cell>
          <table:table-cell table:style-name="ce39" office:value-type="string">
            <text:p>flux corr</text:p>
            <text:p>Phase 5.7</text:p>
            <text:p>Amp 0.953</text:p>
          </table:table-cell>
          <table:table-cell table:style-name="ce39" office:value-type="string">
            <text:p>flux corr</text:p>
            <text:p>Phase 28.4</text:p>
            <text:p>Amp 0.764</text:p>
          </table:table-cell>
          <table:table-cell table:style-name="ce43" office:value-type="string">
            <text:p>flux corr</text:p>
            <text:p>Amp 0.764*0.968</text:p>
            <text:p>Phase 28.4+0.4</text:p>
          </table:table-cell>
          <table:table-cell table:style-name="ce47" office:value-type="string">
            <text:p>flux corr</text:p>
            <text:p>Phase 5.7-11.2</text:p>
            <text:p>Amp 0.953*1.020</text:p>
          </table:table-cell>
          <table:table-cell table:style-name="ce36" office:value-type="string">
            <text:p>Fixed P1/K1</text:p>
            <text:p>= 0.306</text:p>
            <text:p>P1-K1 = -3</text:p>
          </table:table-cell>
          <table:table-cell table:style-name="ce47" office:value-type="string">
            <text:p>flux corr</text:p>
            <text:p>Phase 5.7-5.3</text:p>
            <text:p>Amp 0.953*0.990</text:p>
          </table:table-cell>
          <table:table-cell table:style-name="ce43" office:value-type="string">
            <text:p>flux corr</text:p>
            <text:p>Amp 0.764*1.071</text:p>
            <text:p>Phase 28.4-0.6</text:p>
          </table:table-cell>
          <table:table-cell table:style-name="ce36" office:value-type="string">
            <text:p>Fixed: K2/S2</text:p>
            <text:p><text:s/>= 0.28</text:p>
            <text:p>K2-S2 = -7</text:p>
          </table:table-cell>
          <table:table-cell table:number-columns-repeated="232"/>
        </table:table-row>
        <table:table-row table:style-name="ro14" table:number-rows-repeated="104852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8:26:04</dc:date>
    <dc:creator>Susan Allen</dc:creator>
    <meta:editing-duration>P2DT10H5M16S</meta:editing-duration>
    <meta:editing-cycles>13</meta:editing-cycles>
    <meta:generator>LibreOffice/3.5$Linux_X86_64 LibreOffice_project/350m1$Build-2</meta:generator>
    <meta:document-statistic meta:table-count="3" meta:cell-count="696" meta:object-count="0"/>
  </office:meta>
</office:document-meta>
</file>